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8d655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8d655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8d655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8d655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8d655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8d655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8d655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8d655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8d655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8d655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8d655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8d655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8d655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8d655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8d655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8d655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8d655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María Valeria Pérez Salcedo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9/6/2011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11111002137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1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Luis Enrique  Pérez Pér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9820593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23.96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8" meta:character-count="1172" meta:non-whitespace-character-count="1003"/>
    <meta:template xlink:type="simple" xlink:actuate="onRequest" xlink:title="Normal" xlink:href=""/>
  </office:meta>
</office:document-meta>
</file>